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1e0ef"/>
    </style:style>
    <style:style style:name="P52" style:family="paragraph" style:parent-style-name="Standard">
      <style:text-properties officeooo:paragraph-rsid="1062a122"/>
    </style:style>
    <style:style style:name="P53" style:family="paragraph" style:parent-style-name="Standard">
      <style:text-properties officeooo:paragraph-rsid="10640365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8aabd2"/>
    </style:style>
    <style:style style:name="P57" style:family="paragraph" style:parent-style-name="Standard">
      <style:text-properties officeooo:paragraph-rsid="0c819a59"/>
    </style:style>
    <style:style style:name="P58" style:family="paragraph" style:parent-style-name="Standard">
      <style:text-properties officeooo:paragraph-rsid="0c8364eb"/>
    </style:style>
    <style:style style:name="P59" style:family="paragraph" style:parent-style-name="Standard">
      <style:text-properties officeooo:paragraph-rsid="0ddfbc49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Footnote">
      <style:text-properties officeooo:paragraph-rsid="10973a2a"/>
    </style:style>
    <style:style style:name="P62" style:family="paragraph" style:parent-style-name="Footnote">
      <style:text-properties officeooo:paragraph-rsid="1099c9c5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73a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109bb4d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0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31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966a9d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8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2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3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4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language="en" fo:country="GB" officeooo:rsid="1052c7f3"/>
    </style:style>
    <style:style style:name="T218" style:family="text">
      <style:text-properties fo:language="en" fo:country="GB" officeooo:rsid="105c8aaa"/>
    </style:style>
    <style:style style:name="T219" style:family="text">
      <style:text-properties fo:language="en" fo:country="GB" officeooo:rsid="105f1264"/>
    </style:style>
    <style:style style:name="T22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officeooo:rsid="108aabe0"/>
    </style:style>
    <style:style style:name="T225" style:family="text">
      <style:text-properties officeooo:rsid="0f981b1c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9bb4d4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1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2" style:family="text">
      <style:text-properties fo:font-variant="normal" fo:text-transform="none" fo:color="#000000" loext:opacity="87%" fo:letter-spacing="normal" fo:font-style="normal" officeooo:rsid="106260b1"/>
    </style:style>
    <style:style style:name="T253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100">Checklist for installing </text:span><text:span text:style-name="T100"><text:user-field-get text:name="Distro">AlmaLinux</text:user-field-get></text:span><text:span text:style-name="T100"><text:s/></text:span><text:span text:style-name="T101"><text:user-field-get text:name="Version">8.10</text:user-field-get></text:span><text:span text:style-name="T102"><text:note text:id="ftn1" text:note-class="footnote"><text:note-citation>1</text:note-citation><text:note-body><text:p text:style-name="P62"><text:span text:style-name="T226">This </text:span><text:span text:style-name="T232"><text:user-field-get text:name="Distro">AlmaLinux</text:user-field-get></text:span><text:span text:style-name="T227"><text:s/></text:span><text:span text:style-name="T233"><text:user-field-get text:name="Version">8.10</text:user-field-get></text:span><text:span text:style-name="T233"><text:s/></text:span><text:span text:style-name="T234">Server</text:span><text:span text:style-name="T226"> </text:span><text:span text:style-name="T230">from May 31</text:span><text:span text:style-name="T241">st</text:span><text:span text:style-name="T230">, </text:span><text:span text:style-name="T231">2024 </text:span><text:span text:style-name="T226">is supported until </text:span><text:span text:style-name="T228">May</text:span><text:span text:style-name="T226"> </text:span><text:span text:style-name="T229">1</text:span><text:span text:style-name="T240">st</text:span><text:span text:style-name="T229">, </text:span><text:span text:style-name="T226">2029.</text:span></text:p></text:note-body></text:note></text:span><text:span text:style-name="T103"><text:s/></text:span><text:span text:style-name="T105">Server</text:span><text:span text:style-name="T104">.</text:span></text:p>
      <text:p text:style-name="P24"><text:span text:style-name="T60"/></text:p>
      <text:p text:style-name="P24"><text:span text:style-name="T96"/></text:p>
      <text:p text:style-name="P54">Fill in the text box after &lt;...&gt;</text:p>
      <text:p text:style-name="P10"><text:span text:style-name="T220">&lt;user</text:span><text:span text:style-name="T187">&gt;</text:span><text:span text:style-name="T200"><text:tab/><text:tab/></text:span><text:span text:style-name="T207"> <text:tab/><text:tab/><text:tab/> </text:span><text:span text:style-name="T201"><draw:control text:anchor-type="as-char" svg:y="-0.4cm" draw:z-index="4" draw:name="Gebruiker" draw:style-name="gr2" draw:text-style-name="P69" svg:width="6.002cm" svg:height="0.5cm" draw:control="control3"><svg:title>Gebruiker</svg:title><svg:desc>Volledige naam, bijv. Jan Stek</svg:desc></draw:control></text:span><text:span text:style-name="T201"><text:tab/></text:span><text:span text:style-name="T205">e.g.</text:span><text:span text:style-name="T208"> </text:span><text:span text:style-name="T213">J</text:span><text:span text:style-name="T214">ohn Doe</text:span></text:p>
      <text:p text:style-name="P56"><text:span text:style-name="T12">&lt;</text:span><text:span text:style-name="T211">user</text:span><text:span text:style-name="T7">na</text:span><text:span text:style-name="T10">me</text:span><text:span text:style-name="T187">&gt;</text:span><text:span text:style-name="T209"><text:tab/><text:tab/><text:tab/> </text:span><text:span text:style-name="T209"><draw:control text:anchor-type="as-char" svg:y="-0.4cm" draw:z-index="10" draw:name="Gberuikersnaam 2" draw:style-name="gr2" draw:text-style-name="P69" svg:width="6.002cm" svg:height="0.5cm" draw:control="control9"><svg:title>Gebruikersnaam</svg:title><svg:desc>Korte naam, bijv. jan</svg:desc></draw:control></text:span><text:span text:style-name="T209"><text:tab/></text:span><text:span text:style-name="T210">e.g.</text:span><text:span text:style-name="T5"> </text:span><text:span text:style-name="T118">j</text:span><text:span text:style-name="T119">oh</text:span><text:span text:style-name="T118">n</text:span></text:p>
      <text:p text:style-name="P10"><text:span text:style-name="T12">&lt;</text:span><text:span text:style-name="T13">computername</text:span><text:span text:style-name="T187">&gt;</text:span><text:span text:style-name="T212"><text:tab/> </text:span><text:span text:style-name="T7"><draw:control text:anchor-type="as-char" svg:y="-0.4cm" draw:z-index="5" draw:name="Computernaam" draw:style-name="gr2" draw:text-style-name="P69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90"> </text:span><text:span text:style-name="T199">pc02</text:span></text:p>
      <text:p text:style-name="P11"><text:span text:style-name="T220">&lt;</text:span><text:span text:style-name="T188">user</text:span><text:span text:style-name="T187">&gt;</text:span><text:span text:style-name="T194"><text:tab/><text:tab/></text:span><text:span text:style-name="T207"> <text:tab/><text:tab/><text:tab/> </text:span><text:span text:style-name="T201"><draw:control text:anchor-type="as-char" svg:y="-0.4cm" draw:z-index="8" draw:name="Gebruiker 1" draw:style-name="gr2" draw:text-style-name="P69" svg:width="6.002cm" svg:height="0.5cm" draw:control="control7"><svg:title>Gebruiker</svg:title><svg:desc>Volledige naam, bijv. Jan Stek</svg:desc></draw:control></text:span><text:span text:style-name="T201"><text:tab/></text:span><text:span text:style-name="T205">i.e.</text:span><text:span text:style-name="T202"> </text:span><text:span text:style-name="T203">additional </text:span><text:span text:style-name="T204">user</text:span><text:span text:style-name="T206">s</text:span></text:p>
      <text:p text:style-name="P56"><text:span text:style-name="T220">&lt;</text:span><text:span text:style-name="T188">user</text:span><text:span text:style-name="T189">n</text:span><text:span text:style-name="T186">a</text:span><text:span text:style-name="T187">me&gt;</text:span><text:span text:style-name="T185"><text:tab/><text:tab/><text:tab/> </text:span><text:span text:style-name="T209"><draw:control text:anchor-type="as-char" svg:y="-0.4cm" draw:z-index="9" draw:name="Gberuikersnaam 1" draw:style-name="gr2" draw:text-style-name="P69" svg:width="6.002cm" svg:height="0.5cm" draw:control="control8"><svg:title>Gebruikersnaam</svg:title><svg:desc>Korte naam, bijv. jan</svg:desc></draw:control></text:span><text:span text:style-name="T209"><text:tab/></text:span><text:span text:style-name="T210">i</text:span><text:span text:style-name="T195">.</text:span><text:span text:style-name="T196">e.</text:span><text:span text:style-name="T195"> </text:span><text:span text:style-name="T191">additional </text:span><text:span text:style-name="T192">user</text:span><text:span text:style-name="T193">s</text:span></text:p>
      <text:p text:style-name="P55"><text:span text:style-name="T253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8">Not yet on Linux?</text:span></text:span><text:span text:style-name="T110"><text:tab/></text:span><text:span text:style-name="T115">Use</text:span><text:span text:style-name="T111"> </text:span><text:span text:style-name="Strong_20_Emphasis"><text:span text:style-name="T116">Checklist </text:span></text:span><text:span text:style-name="Strong_20_Emphasis"><text:span text:style-name="T117">transfer</text:span></text:span><text:span text:style-name="T111"> o</text:span><text:span text:style-name="T114">n</text:span><text:span text:style-name="T111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3">.</text:span></text:p>
      <text:p text:style-name="P33"><text:span text:style-name="Strong_20_Emphasis"><text:span text:style-name="T130">New installation?</text:span></text:span><text:span text:style-name="T127"><text:tab/><text:tab/></text:span><text:span text:style-name="T129">Start at chapter</text:span><text:span text:style-name="T127"> </text:span><text:span text:style-name="Strong_20_Emphasis"><text:span text:style-name="T130"><text:bookmark-ref text:reference-format="page" text:ref-name="__RefNumPara__4009_1271708128">2</text:bookmark-ref></text:span></text:span><text:span text:style-name="Strong_20_Emphasis"><text:span text:style-name="T130"><text:s text:c="2"/></text:span></text:span><text:span text:style-name="Strong_20_Emphasis"><text:span text:style-name="T131"><text:bookmark-ref text:reference-format="text" text:ref-name="__RefNumPara__4009_1271708128">Perform installation</text:bookmark-ref></text:span></text:span><text:span text:style-name="T128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25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21">&lt;user</text:span><text:span text:style-name="T197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1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2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8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20">Boot the computer from</text:span><text:span text:style-name="T125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7">Esc</text:span><text:span text:style-name="T70">, </text:span><text:span text:style-name="T97">Delete</text:span><text:span text:style-name="T70">, </text:span><text:span text:style-name="T97">F1</text:span><text:span text:style-name="T70">, </text:span><text:span text:style-name="T97">F2</text:span><text:span text:style-name="T70">, </text:span><text:span text:style-name="T97">F9</text:span><text:span text:style-name="T70">, </text:span><text:span text:style-name="T97">F10</text:span><text:span text:style-name="T70">, </text:span><text:span text:style-name="T97">F11</text:span><text:span text:style-name="T70">, or </text:span><text:span text:style-name="T97">F12</text:span></text:p></text:note-body></text:note></text:span><text:span text:style-name="T120"> an</text:span><text:span text:style-name="T122"> </text:span><text:span text:style-name="T106"><text:user-field-get text:name="Distro">AlmaLinux</text:user-field-get></text:span><text:span text:style-name="T124"><text:s/></text:span><text:span text:style-name="T107"><text:user-field-get text:name="Version">8.10</text:user-field-get></text:span><text:span text:style-name="T107"><text:s/></text:span><text:span text:style-name="T108">Server</text:span><text:span text:style-name="T61">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6"><text:user-field-get text:name="Distro">AlmaLinux</text:user-field-get></text:span><text:span text:style-name="T126"><text:s/></text:span><text:span text:style-name="T15">without modifying any files on the hard drive and also allows installation of </text:span><text:span text:style-name="T126"><text:user-field-get text:name="Distro">AlmaLinux</text:user-field-get></text:span><text:span text:style-name="T126">.</text:span></text:p></text:note-body></text:note></text:span><text:span text:style-name="T120"> USB stick</text:span><text:span text:style-name="T58"><text:note text:id="ftn5" text:note-class="footnote"><text:note-citation>3</text:note-citation><text:note-body><text:p text:style-name="P61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91">AlmaL</text:span></text:span><text:span text:style-name="Sterk_20_accent_20_voetnoot"><text:span text:style-name="T87">inux </text:span></text:span><text:span text:style-name="Sterk_20_accent_20_voetnoot"><text:span text:style-name="T92">OS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almalinux.org/" text:style-name="Internet_20_link" text:visited-style-name="Visited_20_Internet_20_Link"><text:span text:style-name="Strong_20_Emphasis"><text:span text:style-name="T216">almalinux.org</text:span></text:span></text:a><text:span text:style-name="T65">.</text:span><text:span text:style-name="Strong_20_Emphasis"><text:span text:style-name="T98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5">karelzimmer.nl/en</text:span></text:a><text:span text:style-name="T64">.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9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Alma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21"><text:s/></text:span><text:span text:style-name="T123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8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1">At</text:span><text:span text:style-name="T142"> </text:span><text:span text:style-name="Strong_20_Emphasis"><text:span text:style-name="T141">WELCOME TO </text:span></text:span><text:span text:style-name="Strong_20_Emphasis"><text:span text:style-name="T152">ALMA</text:span></text:span><text:span text:style-name="Strong_20_Emphasis"><text:span text:style-name="T141">LINUX </text:span></text:span><text:span text:style-name="Strong_20_Emphasis"><text:span text:style-name="T177"><text:user-field-get text:name="Version">8.10</text:user-field-get></text:span></text:span><text:span text:style-name="T154"><text:s/>select language and click </text:span><text:span text:style-name="Strong_20_Emphasis"><text:span text:style-name="T178">Continue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8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2"> </text:span><text:span text:style-name="Strong_20_Emphasis"><text:span text:style-name="T145">USER SETTINGS</text:span></text:span><text:span text:style-name="T160"> </text:span><text:span text:style-name="T161">click</text:span><text:span text:style-name="T162"> </text:span><text:span text:style-name="Strong_20_Emphasis"><text:span text:style-name="T179">User </text:span></text:span><text:span text:style-name="Strong_20_Emphasis"><text:span text:style-name="T180">C</text:span></text:span><text:span text:style-name="Strong_20_Emphasis"><text:span text:style-name="T179">reation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7">Enter you</text:span><text:span text:style-name="T224">r</text:span><text:span text:style-name="T218"> </text:span><text:span text:style-name="Strong_20_Emphasis"><text:span text:style-name="T56">Full name</text:span></text:span><text:span text:style-name="T41"> </text:span><text:span text:style-name="T220">&lt;user</text:span><text:span text:style-name="T187">&gt;</text:span><text:span text:style-name="T42">,</text:span><text:span text:style-name="Strong_20_Emphasis"><text:span text:style-name="T99"><text:line-break/></text:span></text:span><text:span text:style-name="Strong_20_Emphasis"><text:span text:style-name="T56">User name</text:span></text:span><text:span text:style-name="T41"> </text:span><text:span text:style-name="T222">&lt;user</text:span><text:span text:style-name="T223">name</text:span><text:span text:style-name="T198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8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1">SYSTEM</text:span></text:span><text:span text:style-name="T143"> </text:span><text:span text:style-name="T144">click</text:span><text:span text:style-name="T146"> </text:span><text:span text:style-name="Strong_20_Emphasis"><text:span text:style-name="T181">Installati</text:span></text:span><text:span text:style-name="Strong_20_Emphasis"><text:span text:style-name="T184">on Destinatio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9">Check</text:span><text:span text:style-name="T250"> </text:span><text:span text:style-name="T251">the </text:span><text:span text:style-name="Strong_20_Emphasis"><text:span text:style-name="T252">Device Selection</text:span></text:span><text:span text:style-name="T235"> </text:span><text:span text:style-name="T237">and click </text:span><text:span text:style-name="Strong_20_Emphasis"><text:span text:style-name="T236">Done</text:span>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8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1">SYSTEM</text:span></text:span><text:span text:style-name="T143"> </text:span><text:span text:style-name="T144">click</text:span><text:span text:style-name="T146"> </text:span><text:span text:style-name="Strong_20_Emphasis"><text:span text:style-name="T181">Netwerk &amp; </text:span></text:span><text:span text:style-name="Strong_20_Emphasis"><text:span text:style-name="T178">H</text:span></text:span><text:span text:style-name="Strong_20_Emphasis"><text:span text:style-name="T181">ost </text:span></text:span><text:span text:style-name="Strong_20_Emphasis"><text:span text:style-name="T178">N</text:span></text:span><text:span text:style-name="Strong_20_Emphasis"><text:span text:style-name="T181">a</text:span></text:span><text:span text:style-name="Strong_20_Emphasis"><text:span text:style-name="T178">me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4">Move</text:span><text:span text:style-name="T172"> the slider behind the network adapter </text:span><text:span text:style-name="T173">from </text:span><text:span text:style-name="T176">OFF</text:span><text:span text:style-name="T173"> </text:span><text:span text:style-name="T172">to </text:span><text:span text:style-name="T175">ON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7">Enter you</text:span><text:span text:style-name="T151">r</text:span><text:span text:style-name="T148"> </text:span><text:span text:style-name="Strong_20_Emphasis"><text:span text:style-name="T149">Host </text:span></text:span><text:span text:style-name="Strong_20_Emphasis"><text:span text:style-name="T147">N</text:span></text:span><text:span text:style-name="Strong_20_Emphasis"><text:span text:style-name="T149">am</text:span></text:span><text:span text:style-name="Strong_20_Emphasis"><text:span text:style-name="T147">e</text:span></text:span><text:span text:style-name="T4"> &lt;</text:span><text:span text:style-name="T8">computerna</text:span><text:span text:style-name="T9">me&gt;</text:span><text:span text:style-name="T156"> </text:span><text:span text:style-name="T157">and click </text:span><text:span text:style-name="Strong_20_Emphasis"><text:span text:style-name="T166">Apply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9">C</text:span><text:span text:style-name="T153">li</text:span><text:span text:style-name="T159">c</text:span><text:span text:style-name="T153">k </text:span><text:span text:style-name="Strong_20_Emphasis"><text:span text:style-name="T165">Don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8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81">SOFTWARE</text:span></text:span><text:span text:style-name="T143"> </text:span><text:span text:style-name="T144">click</text:span><text:span text:style-name="T146"> </text:span><text:span text:style-name="Strong_20_Emphasis"><text:span text:style-name="T182">Software </text:span></text:span><text:span text:style-name="Strong_20_Emphasis"><text:span text:style-name="T183">S</text:span></text:span><text:span text:style-name="Strong_20_Emphasis"><text:span text:style-name="T182">electi</text:span></text:span><text:span text:style-name="Strong_20_Emphasis"><text:span text:style-name="T183">o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0">Select </text:span><text:span text:style-name="T167">Server</text:span><text:span text:style-name="T150"> </text:span><text:span text:style-name="T162">and click </text:span><text:span text:style-name="Strong_20_Emphasis"><text:span text:style-name="T168">Done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8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3">Click</text:span><text:span text:style-name="T164"> </text:span><text:span text:style-name="Strong_20_Emphasis"><text:span text:style-name="T169">Begin </text:span></text:span><text:span text:style-name="Strong_20_Emphasis"><text:span text:style-name="T170">Installatio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8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3">Click</text:span><text:span text:style-name="T164"> </text:span><text:span text:style-name="Strong_20_Emphasis"><text:span text:style-name="T171">Reboot System</text:span></text:span><text:span text:style-name="T155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8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22">&lt;user</text:span><text:span text:style-name="T198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8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8" svg:width="0.35cm" svg:height="0.35cm" draw:control="control17"/></text:span></text:p>
          </table:table-cell>
          <table:table-cell table:style-name="_33_._5f_Installatie_5f_afronden.C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S</text:span></text:span><text:span text:style-name="Strong_20_Emphasis"><text:span text:style-name="T140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8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8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22">&lt;user</text:span><text:span text:style-name="T198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5"><draw:control text:anchor-type="as-char" draw:z-index="13" draw:name="Vorm4_ 2" draw:style-name="gr1" draw:text-style-name="P68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8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8" svg:width="0.35cm" svg:height="0.35cm" draw:control="control19"/></text:span></text:p>
          </table:table-cell>
          <table:table-cell table:style-name="Tabel2.D5" office:value-type="string">
            <text:p text:style-name="P53"><text:span text:style-name="T33">Type: </text:span><text:span text:style-name="User_20_Entry"><text:span text:style-name="T93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Set up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0"/>
      <text:p text:style-name="P34"><text:span text:style-name="T136">End of checklist,</text:span><text:span text:style-name="T137"> </text:span><text:span text:style-name="T133"><text:user-field-get text:name="Distro">AlmaLinux</text:user-field-get></text:span><text:span text:style-name="T135"><text:s/></text:span><text:span text:style-name="T132"><text:user-field-get text:name="Version">8.10</text:user-field-get></text:span><text:span text:style-name="T132"><text:s/></text:span><text:span text:style-name="T134">Desktop</text:span><text:span text:style-name="T94"> </text:span><text:span text:style-name="T136">installation is complete.</text:span></text:p>
      <text:p text:style-name="P14"/>
      <text:p text:style-name="P12"><text:span text:style-name="T242">Written</text:span><text:span text:style-name="T243"> </text:span><text:span text:style-name="T242">by</text:span><text:span text:style-name="T243"> </text:span><text:a xlink:type="simple" xlink:href="mailto:info@karelzimmer.nl?subject=Checklist%20installation%20Linux" text:style-name="Internet_20_link" text:visited-style-name="Visited_20_Internet_20_Link"><text:span text:style-name="T249">Karel Zimmer</text:span></text:a><text:span text:style-name="T244">.</text:span></text:p>
      <text:p text:style-name="P13"><text:span text:style-name="T247">License </text:span><text:span text:style-name="T245">C</text:span><text:span text:style-name="T246">C0</text:span><text:span text:style-name="T244"> 1.0 </text:span><text:span text:style-name="T24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8"><text:s/></text:span><text:span text:style-name="T24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server</text:file-name></text:span><text:span text:style-name="MT2"><text:tab/><text:tab/></text:span><text:span text:style-name="MT1"><text:date style:data-style-name="N36" text:date-value="2025-04-05T14:25:49.933874141">05/04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5:49.796016683</dc:date>
    <meta:keyword>Installatie</meta:keyword>
    <meta:keyword>Checklist</meta:keyword>
    <meta:keyword>Linux</meta:keyword>
    <meta:editing-cycles>6993</meta:editing-cycles>
    <meta:editing-duration>P12DT7H43M50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02" meta:character-count="2511" meta:non-whitespace-character-count="2143"/>
    <meta:user-defined meta:name="Info 1"/>
    <meta:user-defined meta:name="Info 2"/>
    <meta:user-defined meta:name="Info 3"/>
    <meta:user-defined meta:name="Info 4"/>
  </office:meta>
</office:document-meta>
</file>